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7c7d2" officeooo:paragraph-rsid="0017c7d2" style:font-size-asian="12pt" style:font-size-complex="12pt"/>
    </style:style>
    <style:style style:name="P2" style:family="paragraph" style:parent-style-name="Standard">
      <style:text-properties fo:font-size="12pt" officeooo:rsid="001a8685" officeooo:paragraph-rsid="001a8685" style:font-size-asian="12pt" style:font-size-complex="12pt"/>
    </style:style>
    <style:style style:name="T1" style:family="text">
      <style:text-properties officeooo:rsid="0017d9f2"/>
    </style:style>
    <style:style style:name="T2" style:family="text">
      <style:text-properties officeooo:rsid="0018f624"/>
    </style:style>
    <style:style style:name="T3" style:family="text">
      <style:text-properties officeooo:rsid="001a8685"/>
    </style:style>
    <style:style style:name="T4" style:family="text">
      <style:text-properties officeooo:rsid="001aef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de los inicios del los lenguajes de programación siempre han existido diferentes factores que han provocado muchos cambios, <text:span text:style-name="T1">ya sea en los ámbitos de las etiquetas, sintaxis o en el tipo MIME. Con el paso del tiempo las diferentes compañías fueron cambiando sus lenguajes predefinidos, ya que los diferentes lenguajes se iban actualizando y a su vez aparecían otros nuevos que llamaban la atención por sus innovaciones. Tambien surgieron mezclas de lenguajes como puede ser el XHTML que es una combinación entre el HTML y el XML, estos dos ultimos fueron y son los más utilizados, solo que a día de hoy existen nuevos lenguajes como JSON o YML </text:span><text:span text:style-name="T2">que vienen pegando muy fuerte. </text:span><text:span text:style-name="T3">Al final este mundo evoluciona de esta manera, ss establece un estandar el cual se va adaptando a las nuevas ideas que traen los nuevos lenguajes o simplemente estes mejoran alguna característica de los ya establecidos, y de esta manera estes mejoran esas características. </text:span></text:p>
      <text:p text:style-name="P2">Normalmente estos lenguajes estan basados o se rigen por una serie de normas establecidas, algun ejemplo puede ser el HTML el cual esta basado en el SGML <text:span text:style-name="T4">y el XHTML se basa en las normas de XML, las cuales son bastantes más estrictas que las de HTML, un error sintactico en HTML puede que no afecte para nada a la hora de validarlo, pero en XHTML su programacion es muy estricta ya que al mínimo error que se detecte, automaticante el XHTML quedará invalidado y no se mostrará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2:59:37.204000000</meta:creation-date>
    <dc:date>2022-09-20T13:56:16.967000000</dc:date>
    <meta:editing-duration>PT3M48S</meta:editing-duration>
    <meta:editing-cycles>1</meta:editing-cycles>
    <meta:document-statistic meta:table-count="0" meta:image-count="0" meta:object-count="0" meta:page-count="1" meta:paragraph-count="2" meta:word-count="246" meta:character-count="1429" meta:non-whitespace-character-count="1182"/>
    <meta:generator>LibreOffice/7.2.7.2$Windows_X86_64 LibreOffice_project/8d71d29d553c0f7dcbfa38fbfda25ee34cce99a2</meta:generator>
  </office:meta>
</office:document-meta>
</file>